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" svg:font-family="Kalimati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Élément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éta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ffre d’affaire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unités vendues * prix vente 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ges variables</text:p>
          </table:table-cell>
          <table:table-cell office:value-type="float" office:value="8424" calcext:value-type="float">
            <text:p>8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e Couts Variables</text:p>
          </table:table-cell>
          <table:table-cell table:formula="of:=[.B2]-[.B3]" office:value-type="float" office:value="7176" calcext:value-type="float">
            <text:p>7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x de Marge</text:p>
          </table:table-cell>
          <table:table-cell table:style-name="ce2" table:formula="of:=[.B4]/[.B2]" office:value-type="percentage" office:value="0.46" calcext:value-type="percentage">
            <text:p>46 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s fixes</text:p>
          </table:table-cell>
          <table:table-cell office:value-type="float" office:value="5400" calcext:value-type="float">
            <text:p>5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sultat</text:p>
          </table:table-cell>
          <table:table-cell table:formula="of:=[.B4]-[.B6]" office:value-type="float" office:value="1776" calcext:value-type="float">
            <text:p>177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R</text:p>
          </table:table-cell>
          <table:table-cell table:formula="of:=[.B2]*[.B6]/[.B4]" office:value-type="float" office:value="11739.1304347826" calcext:value-type="float">
            <text:p>117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 en quantité </text:p>
          </table:table-cell>
          <table:table-cell table:formula="of:=[.B9]/1.56" office:value-type="float" office:value="7525.08361204013" calcext:value-type="float">
            <text:p>7525</text:p>
          </table:table-cell>
          <table:table-cell office:value-type="string" calcext:value-type="string">
            <text:p><text:s/>unité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mort</text:p>
          </table:table-cell>
          <table:table-cell table:formula="of:=[.B9]*365/[.B2]" office:value-type="float" office:value="274.665551839465" calcext:value-type="float">
            <text:p>275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e de sécurité</text:p>
          </table:table-cell>
          <table:table-cell table:formula="of:=365-[.B12]" office:value-type="float" office:value="90.3344481605351" calcext:value-type="float">
            <text:p>90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asticité</text:p>
          </table:table-cell>
          <table:table-cell table:formula="of:=[.B2]/([.B2]-[.B9])" office:value-type="float" office:value="4.0405405405405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C’est une activité très risquée : si le CA varie de + ou – 10 %, alors le Résultat va varier de 4*10 %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rges variable – 160K€</text:p>
          </table:table-cell>
          <table:table-cell table:formula="of:=[.B3]-160" office:value-type="float" office:value="8264" calcext:value-type="float">
            <text:p>8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</text:p>
          </table:table-cell>
          <table:table-cell table:formula="of:=[.B2]*[.B6]/([.B2]-[.B19])" office:value-type="float" office:value="11483.0970556161" calcext:value-type="float">
            <text:p>1148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arge varibl -5 % fabrication</text:p>
          </table:table-cell>
          <table:table-cell table:formula="of:=[.B3]-(7200*0.05)" office:value-type="float" office:value="8064" calcext:value-type="float">
            <text:p>8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</text:p>
          </table:table-cell>
          <table:table-cell table:formula="of:=[.B2]*[.B6]/([.B2]-[.B23])" office:value-type="float" office:value="11178.3439490446" calcext:value-type="float">
            <text:p>111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ix + 2 % - CA</text:p>
          </table:table-cell>
          <table:table-cell table:formula="of:=[.B2]+[.B2]*2%" office:value-type="float" office:value="15912" calcext:value-type="float">
            <text:p>159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</text:p>
          </table:table-cell>
          <table:table-cell table:formula="of:=[.B26]*[.B6]/([.B26]-[.B3])" office:value-type="float" office:value="11475" calcext:value-type="float">
            <text:p>114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rges fixes – 200k</text:p>
          </table:table-cell>
          <table:table-cell table:formula="of:=[.B6]-20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</text:p>
          </table:table-cell>
          <table:table-cell table:formula="of:=[.B29]/[.B5]" office:value-type="float" office:value="11304.347826087" calcext:value-type="float">
            <text:p>11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3" table:number-rows-spanned="1">
            <text:p>La dernière est préférable car le point mort est atteint plus rapidement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HAT DE LA MACHINE : 504000 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Élément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éta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ffre d’affaire</text:p>
          </table:table-cell>
          <table:table-cell table:formula="of:=[.B2]+10%*[.B2]" office:value-type="float" office:value="17160" calcext:value-type="float">
            <text:p>17160</text:p>
          </table:table-cell>
          <table:table-cell office:value-type="string" calcext:value-type="string">
            <text:p>unités vendues * prix vente 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ges variables</text:p>
          </table:table-cell>
          <table:table-cell table:formula="of:=[.B3]-(7200*30%)" office:value-type="float" office:value="6264" calcext:value-type="float">
            <text:p>6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e Couts Variables</text:p>
          </table:table-cell>
          <table:table-cell table:formula="of:=[.B38]-[.B39]" office:value-type="float" office:value="10896" calcext:value-type="float">
            <text:p>108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x de Marge</text:p>
          </table:table-cell>
          <table:table-cell table:style-name="ce2" table:formula="of:=[.B40]/[.B38]" office:value-type="percentage" office:value="0.634965034965035" calcext:value-type="percentage">
            <text:p>63 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s fixes</text:p>
          </table:table-cell>
          <table:table-cell table:formula="of:=[.B6]-(3400*30%)-(1160*10%)+(504)" office:value-type="float" office:value="4768" calcext:value-type="float">
            <text:p>4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sultat</text:p>
          </table:table-cell>
          <table:table-cell table:formula="of:=[.B40]-[.B42]" office:value-type="float" office:value="6128" calcext:value-type="float">
            <text:p>6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R</text:p>
          </table:table-cell>
          <table:table-cell table:formula="of:=[.B38]*[.B42]/[.B40]" office:value-type="float" office:value="7509.07488986784" calcext:value-type="float">
            <text:p>75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 en quantité </text:p>
          </table:table-cell>
          <table:table-cell table:formula="of:=[.B45]/1.56" office:value-type="float" office:value="4813.50954478708" calcext:value-type="float">
            <text:p>4814</text:p>
          </table:table-cell>
          <table:table-cell office:value-type="string" calcext:value-type="string">
            <text:p><text:s/>unité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int mort</text:p>
          </table:table-cell>
          <table:table-cell table:formula="of:=[.B45]*365/[.B38]" office:value-type="float" office:value="159.720998531571" calcext:value-type="float">
            <text:p>160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e de sécurité</text:p>
          </table:table-cell>
          <table:table-cell table:formula="of:=365-[.B48]" office:value-type="float" office:value="205.279001468429" calcext:value-type="float">
            <text:p>205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" svg:font-family="Kalimati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9:58:54.845667814</meta:creation-date>
    <dc:date>2018-07-04T11:46:56.481331208</dc:date>
    <meta:editing-duration>PT34M34S</meta:editing-duration>
    <meta:editing-cycles>6</meta:editing-cycles>
    <meta:generator>LibreOffice/6.0.5.2$Linux_X86_64 LibreOffice_project/00m0$Build-2</meta:generator>
    <meta:document-statistic meta:table-count="1" meta:cell-count="75" meta:object-count="0"/>
  </office:meta>
</office:document-meta>
</file>